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style:text-underline-style="solid" style:text-underline-width="auto" style:text-underline-color="font-color" officeooo:rsid="0014944c" officeooo:paragraph-rsid="0014944c"/>
    </style:style>
    <style:style style:name="P2" style:family="paragraph" style:parent-style-name="Standard">
      <style:text-properties style:text-underline-style="none" officeooo:rsid="0014944c" officeooo:paragraph-rsid="0014944c"/>
    </style:style>
    <style:style style:name="P3" style:family="paragraph" style:parent-style-name="Standard">
      <style:text-properties style:text-underline-style="none" officeooo:rsid="0016399f" officeooo:paragraph-rsid="0016399f"/>
    </style:style>
    <style:style style:name="P4" style:family="paragraph" style:parent-style-name="Standard">
      <style:text-properties style:text-underline-style="none" officeooo:rsid="0017efdd" officeooo:paragraph-rsid="0017efdd"/>
    </style:style>
    <style:style style:name="P5" style:family="paragraph" style:parent-style-name="Standard">
      <style:text-properties style:text-underline-style="none" officeooo:rsid="001a0ee0" officeooo:paragraph-rsid="001a0ee0"/>
    </style:style>
    <style:style style:name="P6" style:family="paragraph" style:parent-style-name="Standard">
      <style:text-properties style:text-underline-style="none" officeooo:rsid="001a8eb1" officeooo:paragraph-rsid="001a8eb1"/>
    </style:style>
    <style:style style:name="P7" style:family="paragraph" style:parent-style-name="Standard">
      <style:text-properties style:text-underline-style="none" officeooo:rsid="00228b17" officeooo:paragraph-rsid="00228b17"/>
    </style:style>
    <style:style style:name="P8" style:family="paragraph" style:parent-style-name="Standard" style:list-style-name="L1">
      <style:text-properties style:text-underline-style="none" officeooo:rsid="0014944c" officeooo:paragraph-rsid="0014944c"/>
    </style:style>
    <style:style style:name="P9" style:family="paragraph" style:parent-style-name="Standard" style:list-style-name="L2">
      <style:text-properties style:text-underline-style="none" officeooo:rsid="0014944c" officeooo:paragraph-rsid="0014944c"/>
    </style:style>
    <style:style style:name="P10" style:family="paragraph" style:parent-style-name="Standard" style:list-style-name="L2">
      <style:text-properties style:text-underline-style="none" officeooo:rsid="0016399f" officeooo:paragraph-rsid="0016399f"/>
    </style:style>
    <style:style style:name="P11" style:family="paragraph" style:parent-style-name="Standard" style:list-style-name="L3">
      <style:text-properties style:text-underline-style="none" officeooo:rsid="0017efdd" officeooo:paragraph-rsid="0017efdd"/>
    </style:style>
    <style:style style:name="P12" style:family="paragraph" style:parent-style-name="Standard" style:list-style-name="L4">
      <style:text-properties style:text-underline-style="none" officeooo:rsid="001a0ee0" officeooo:paragraph-rsid="001a0ee0"/>
    </style:style>
    <style:style style:name="P13" style:family="paragraph" style:parent-style-name="Standard" style:list-style-name="L5">
      <style:text-properties style:text-underline-style="none" officeooo:rsid="001c780b" officeooo:paragraph-rsid="001c780b"/>
    </style:style>
    <style:style style:name="P14" style:family="paragraph" style:parent-style-name="Standard" style:list-style-name="L6">
      <style:text-properties style:text-underline-style="none" officeooo:rsid="001b8c50" officeooo:paragraph-rsid="001b8c50"/>
    </style:style>
    <style:style style:name="P15" style:family="paragraph" style:parent-style-name="Standard" style:list-style-name="L7">
      <style:text-properties style:text-underline-style="none" officeooo:rsid="0021555c" officeooo:paragraph-rsid="0021555c"/>
    </style:style>
    <style:style style:name="P16" style:family="paragraph" style:parent-style-name="Standard" style:list-style-name="L8">
      <style:text-properties style:text-underline-style="none" officeooo:rsid="00228b17" officeooo:paragraph-rsid="00228b17"/>
    </style:style>
    <style:style style:name="P17" style:family="paragraph" style:parent-style-name="Standard" style:list-style-name="L9">
      <style:text-properties style:text-underline-style="none" officeooo:rsid="00262b53" officeooo:paragraph-rsid="00262b53"/>
    </style:style>
    <style:style style:name="P18" style:family="paragraph" style:parent-style-name="Standard">
      <style:text-properties style:text-underline-style="none" officeooo:rsid="00262b53" officeooo:paragraph-rsid="00262b53"/>
    </style:style>
    <style:style style:name="P19" style:family="paragraph" style:parent-style-name="Standard" style:list-style-name="L10">
      <style:text-properties style:text-underline-style="none" officeooo:rsid="0027c8f4" officeooo:paragraph-rsid="0027c8f4"/>
    </style:style>
    <style:style style:name="P20" style:family="paragraph" style:parent-style-name="Standard" style:list-style-name="L11">
      <style:text-properties style:text-underline-style="none" officeooo:rsid="00284a11" officeooo:paragraph-rsid="00284a11"/>
    </style:style>
    <style:style style:name="P21" style:family="paragraph" style:parent-style-name="Standard" style:list-style-name="L12">
      <style:text-properties style:text-underline-style="none" officeooo:rsid="00284a11" officeooo:paragraph-rsid="00284a11"/>
    </style:style>
    <style:style style:name="P22" style:family="paragraph" style:parent-style-name="Standard" style:list-style-name="L13">
      <style:text-properties style:text-underline-style="none" officeooo:rsid="00284a11" officeooo:paragraph-rsid="00284a11"/>
    </style:style>
    <style:style style:name="P23" style:family="paragraph" style:parent-style-name="Standard">
      <style:text-properties style:text-underline-style="none" officeooo:rsid="002a3109" officeooo:paragraph-rsid="002a3109"/>
    </style:style>
    <style:style style:name="P24" style:family="paragraph" style:parent-style-name="Standard" style:list-style-name="L14">
      <style:text-properties style:text-underline-style="none" officeooo:rsid="002a3109" officeooo:paragraph-rsid="002a3109"/>
    </style:style>
    <style:style style:name="T1" style:family="text">
      <style:text-properties officeooo:rsid="0016399f"/>
    </style:style>
    <style:style style:name="T2" style:family="text">
      <style:text-properties officeooo:rsid="0019ed07"/>
    </style:style>
    <style:style style:name="T3" style:family="text">
      <style:text-properties officeooo:rsid="001f3cec"/>
    </style:style>
    <style:style style:name="T4" style:family="text">
      <style:text-properties officeooo:rsid="001f6434"/>
    </style:style>
    <style:style style:name="T5" style:family="text">
      <style:text-properties officeooo:rsid="0020fb4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opyright and Patents Act:</text:p>
      <text:p text:style-name="P2">What is the name of the law that protects the above?</text:p>
      <text:list xml:id="list3647741600" text:style-name="L1">
        <text:list-item>
          <text:p text:style-name="P8">Copyright, Designs and Patents Act 1988 (CDPA 1988)</text:p>
        </text:list-item>
      </text:list>
      <text:p text:style-name="P2">What is the difference between copyright and patent in the context of software development?</text:p>
      <text:list xml:id="list747902009" text:style-name="L2">
        <text:list-item>
          <text:p text:style-name="P9">Copyright protects <text:span text:style-name="T1">the expression of an idea, not the idea itself</text:span></text:p>
        </text:list-item>
        <text:list-item>
          <text:p text:style-name="P10">Patents, if issued, allows the owner to prohibit others from using the patented invention</text:p>
        </text:list-item>
      </text:list>
      <text:p text:style-name="P3"/>
      <text:p text:style-name="P4">What does the Copyright, Designs and Patents Act protect?</text:p>
      <text:list xml:id="list2387655367" text:style-name="L3">
        <text:list-item>
          <text:p text:style-name="P11">Gives creators of media the rights to control how their work is used and distributed</text:p>
        </text:list-item>
        <text:list-item>
          <text:p text:style-name="P11">Music, books, videos, games, and software can all be covered by copyright <text:span text:style-name="T2">law</text:span></text:p>
        </text:list-item>
        <text:list-item>
          <text:p text:style-name="P11">Anything which you design or code is automatically copyrighted and may not be copied without your permission, as the digital creator</text:p>
        </text:list-item>
      </text:list>
      <text:p text:style-name="P4"/>
      <text:p text:style-name="P5">When you buy software, for example, copyright law forbids you from:</text:p>
      <text:list xml:id="list3065933483" text:style-name="L4">
        <text:list-item>
          <text:p text:style-name="P12">Making and distributing illegal copies (giving/selling a copy to a friend)</text:p>
        </text:list-item>
        <text:list-item>
          <text:p text:style-name="P12">Renting the software without permission of the copyright holder</text:p>
        </text:list-item>
      </text:list>
      <text:p text:style-name="P5"/>
      <text:p text:style-name="P6">What is an unregistered design?</text:p>
      <text:list xml:id="list4040982144" text:style-name="L5">
        <text:list-item>
          <text:p text:style-name="P13">An unregistered design right arises automatically and protects the shape or configuration of a product, but it offers shorter protection <text:span text:style-name="T3">(15 years in the UK)</text:span> <text:span text:style-name="T4">and </text:span>is harder to enforce <text:span text:style-name="T5">as you have to prove that you created the original design</text:span></text:p>
        </text:list-item>
      </text:list>
      <text:p text:style-name="P6">What is a registered design?</text:p>
      <text:list xml:id="list292428726" text:style-name="L6">
        <text:list-item>
          <text:p text:style-name="P14">A registered design is applied for and recorded officially, protecting the appearance of a product (shape, pattern, etc) for longer and giving stronger legal rights against infringement</text:p>
        </text:list-item>
      </text:list>
      <text:p text:style-name="P6">What do patents protect?</text:p>
      <text:list xml:id="list3002954007" text:style-name="L7">
        <text:list-item>
          <text:p text:style-name="P15">Patents protect new inventions – specifically novel, inventive, and industrially applicable ideas such as processes, machines, or methods – giving the owner exclusive rights to that invention for up to 20 years</text:p>
        </text:list-item>
      </text:list>
      <text:p text:style-name="P6">What are the difficulties in applying copyright law to computer programs?</text:p>
      <text:list xml:id="list4172652338" text:style-name="L8">
        <text:list-item>
          <text:p text:style-name="P16">Copyright only protects the written code (expression), not the underlying algorithms and ideas, making it difficult to stop others from creating their own software that performs the same or similar function in a different way</text:p>
        </text:list-item>
      </text:list>
      <text:p text:style-name="P7"/>
      <text:list xml:id="list241266026" text:style-name="L9">
        <text:list-item>
          <text:p text:style-name="P17">What is the difference between a registered design and an unregistered design?</text:p>
        </text:list-item>
      </text:list>
      <text:list xml:id="list1742542691" text:style-name="L10">
        <text:list-item>
          <text:p text:style-name="P19">A registered design is officially recorded, giving stronger protection and for a longer period of time (up to 25 years), whereas an unregistered design arises automatically but provided weaker, shorter protections and is harder to enforce</text:p>
        </text:list-item>
      </text:list>
      <text:list xml:id="list92407638290883" text:continue-list="list241266026" text:style-name="L9">
        <text:list-item>
          <text:p text:style-name="P17">What is the difference between a registered design and a patent?</text:p>
        </text:list-item>
      </text:list>
      <text:list xml:id="list1673129723" text:style-name="L11">
        <text:list-item>
          <text:p text:style-name="P20">A registered design protects the appearance of a product, whereas a patent protects a novel invention or process and how something works</text:p>
        </text:list-item>
      </text:list>
      <text:list xml:id="list92407204173160" text:continue-list="list92407638290883" text:style-name="L9">
        <text:list-item>
          <text:p text:style-name="P17">Explain why an inventor would want to take out a patent on a new invention</text:p>
        </text:list-item>
      </text:list>
      <text:list xml:id="list3655699594" text:style-name="L12">
        <text:list-item>
          <text:p text:style-name="P21">Patents give the inventor exclusive rights to make, use, or sell their invention, helping them prevent competitors from copying it</text:p>
        </text:list-item>
      </text:list>
      <text:list xml:id="list92407150186501" text:continue-list="list92407204173160" text:style-name="L9">
        <text:list-item>
          <text:p text:style-name="P17">Sometimes websites (especially personal sites) don’t display a copyright notice. Does this mean that the website content is not under copyright and, therefore, you can copy an image or text from the site? Explain your answer</text:p>
        </text:list-item>
      </text:list>
      <text:list xml:id="list2489295934" text:style-name="L13">
        <text:list-item>
          <text:p text:style-name="P22">Copyright applies automatically when content is created, even if there is no notice. This means you cannot legally copy images or text without permission, as ownership and rights still exist</text:p>
        </text:list-item>
      </text:list>
      <text:list xml:id="list92408410657978" text:continue-list="list92407150186501" text:style-name="L9">
        <text:list-item>
          <text:p text:style-name="P17">Consider the implications of pirating software and how the act of reproducing copies of software affects those who have produced it, those who are using it and those who have facilitated its distribution</text:p>
        </text:list-item>
      </text:list>
      <text:p text:style-name="P18"><text:soft-page-break/></text:p>
      <text:p text:style-name="P23">Research breaches of copyright law.</text:p>
      <text:p text:style-name="P23">What were the consequences for the chosen breach?</text:p>
      <text:list xml:id="list3001073741" text:style-name="L14">
        <text:list-item>
          <text:p text:style-name="P24">Apple vs Samsung (2010)</text:p>
        </text:list-item>
        <text:list-item>
          <text:p text:style-name="P24">Apple claimed that Samsung had copied the look and feel of the iPhone in their smartphones</text:p>
        </text:list-item>
        <text:list-item>
          <text:p text:style-name="P24">Apple initially won a $1billion settlement in 2012 but, following appeals, the amount was reduced</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9-24T10:49:26.685110679</meta:creation-date>
    <meta:generator>LibreOffice/7.3.7.2$Linux_X86_64 LibreOffice_project/30$Build-2</meta:generator>
    <dc:date>2025-09-25T09:24:06.756867454</dc:date>
    <meta:editing-duration>PT2H7M58S</meta:editing-duration>
    <meta:editing-cycles>20</meta:editing-cycles>
    <meta:document-statistic meta:table-count="0" meta:image-count="0" meta:object-count="0" meta:page-count="2" meta:paragraph-count="35" meta:word-count="596" meta:character-count="3604" meta:non-whitespace-character-count="3065"/>
  </office:meta>
</office:document-meta>
</file>